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U1_B.setE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is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setB( long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setD( boolean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U1_B.setC( List &lt; ObjectU1_C &gt;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